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084cm" fo:min-width="3.0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4.58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9.63cm" fo:min-width="9.336cm"/>
    </style:style>
    <style:style style:name="gr4" style:family="graphic" style:parent-style-name="objectwithoutfill">
      <style:graphic-properties draw:stroke="dash" draw:stroke-dash="Long_20_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="Arrowheads_20_1" draw:marker-start-width="0.352cm" draw:marker-end="Arrowheads_20_2" draw:marker-end-width="0.352cm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35cm" draw:marker-start="Arrowheads_20_3" draw:marker-start-width="0.352cm" draw:marker-end="Arrowheads_20_4" draw:marker-end-width="0.352cm" draw:textarea-vertical-align="middle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00a933" draw:textarea-vertical-align="middle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marker-start="Arrowheads_20_5" draw:marker-end="Arrowheads_20_5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objectwithoutfill">
      <style:graphic-properties svg:stroke-width="0.035cm" svg:stroke-color="#ff0000" draw:marker-start="Arrowheads_20_5" draw:marker-start-width="0.252cm" draw:marker-end="Arrowheads_20_5" draw:marker-end-width="0.2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084cm" fo:min-width="4.5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DejaVu Sans" fo:font-size="14pt"/>
    </style:style>
    <style:style style:name="P3" style:family="paragraph">
      <loext:graphic-properties draw:fill="none"/>
      <style:paragraph-properties fo:text-align="center"/>
      <style:text-properties style:font-name="DejaVu Sans" fo:font-size="14pt"/>
    </style:style>
    <style:style style:name="P4" style:family="paragraph">
      <style:paragraph-properties fo:text-align="center"/>
      <style:text-properties style:font-name="DejaVu Sans" fo:font-size="14pt"/>
    </style:style>
    <style:style style:name="P5" style:family="paragraph">
      <loext:graphic-properties draw:fill-color="#00a933"/>
      <style:paragraph-properties fo:text-align="center"/>
      <style:text-properties style:font-name="DejaVu Sans" fo:font-size="14pt"/>
    </style:style>
    <style:style style:name="P6" style:family="paragraph">
      <style:text-properties style:font-name="DejaVu Sans" fo:font-size="14pt"/>
    </style:style>
    <style:style style:name="P7" style:family="paragraph">
      <loext:graphic-properties draw:fill="none" draw:fill-color="#ffffff"/>
      <style:text-properties style:font-name="DejaVu Sans" fo:font-size="14pt"/>
    </style:style>
    <style:style style:name="P8" style:family="paragraph">
      <style:text-properties style:font-name="DejaVu Sans"/>
    </style:style>
    <style:style style:name="P9" style:family="paragraph">
      <loext:graphic-properties draw:fill="none" draw:fill-color="#ffffff"/>
      <style:text-properties style:font-name="DejaVu Sans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ff0000" loext:opacity="100%" loext:color-lum-mod="100%" loext:color-lum-off="0%"/>
    </style:style>
    <style:style style:name="P14" style:family="paragraph">
      <style:paragraph-properties fo:text-align="center"/>
      <style:text-properties fo:font-weight="bold"/>
    </style:style>
    <style:style style:name="T1" style:family="text">
      <style:text-properties style:font-name-asian="Nimbus Sans" style:font-name-complex="Nimbus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334cm" svg:x="6.08cm" svg:y="23.60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2" draw:text-style-name="P1" draw:layer="layout" svg:width="5.08cm" svg:height="5.334cm" svg:x="1cm" svg:y="18.2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908cm" svg:height="13.97cm" svg:x="3.602cm" svg:y="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67cm" svg:y1="12.43cm" svg:x2="19.45cm" svg:y2="12.43cm">
          <text:p/>
        </draw:line>
        <draw:line draw:style-name="gr4" draw:text-style-name="P3" draw:layer="layout" svg:x1="10.56cm" svg:y1="3.54cm" svg:x2="10.56cm" svg:y2="21.32cm">
          <text:p/>
        </draw:line>
        <draw:line draw:style-name="gr5" draw:text-style-name="P4" draw:layer="layout" svg:x1="15.386cm" svg:y1="7.439cm" svg:x2="15.386cm" svg:y2="17.463cm">
          <text:p text:style-name="P4"/>
          <text:p text:style-name="P4"><text:s text:c="4"/><text:s/></text:p>
        </draw:line>
        <draw:line draw:style-name="gr6" draw:text-style-name="P3" draw:layer="layout" svg:x1="10.56cm" svg:y1="12.43cm" svg:x2="16.91cm" svg:y2="5.826cm">
          <text:p/>
        </draw:line>
        <draw:line draw:style-name="gr6" draw:text-style-name="P3" draw:layer="layout" svg:x1="10.56cm" svg:y1="12.43cm" svg:x2="16.91cm" svg:y2="19.034cm">
          <text:p/>
        </draw:line>
        <draw:line draw:style-name="gr7" draw:text-style-name="P4" draw:layer="layout" svg:x1="10.56cm" svg:y1="12.43cm" svg:x2="15.386cm" svg:y2="12.43cm">
          <text:p text:style-name="P4"/>
          <text:p text:style-name="P4">y</text:p>
        </draw:line>
        <draw:line draw:style-name="gr7" draw:text-style-name="P4" draw:layer="layout" svg:x1="15.386cm" svg:y1="12.43cm" svg:x2="17.51cm" svg:y2="12.43cm">
          <text:p text:style-name="P4"/>
          <text:p text:style-name="P4">x</text:p>
        </draw:line>
        <draw:ellipse draw:style-name="gr8" draw:text-style-name="P5" draw:layer="layout" svg:width="14.083cm" svg:height="14.022cm" svg:x="3.438cm" svg:y="5.449cm" draw:kind="arc" draw:start-angle="314.09" draw:end-angle="45.95">
          <text:p text:style-name="P4"/>
        </draw:ellipse>
        <draw:circle draw:style-name="gr9" draw:text-style-name="P4" draw:layer="layout" svg:width="3.048cm" svg:height="3.048cm" svg:x="9.036cm" svg:y="10.906cm" draw:kind="arc" draw:start-angle="0.07" draw:end-angle="46.04">
          <text:p/>
        </draw:circle>
        <draw:frame draw:style-name="gr10" draw:text-style-name="P7" draw:layer="layout" svg:width="1.016cm" svg:height="0.886cm" svg:x="11.83cm" svg:y="11.29cm">
          <draw:text-box>
            <text:p text:style-name="P6"><text:span text:style-name="T1">α</text:span></text:p>
          </draw:text-box>
        </draw:frame>
        <draw:frame draw:style-name="gr11" draw:text-style-name="P9" draw:layer="layout" svg:width="0.993cm" svg:height="0.988cm" svg:x="15.189cm" svg:y="13.446cm">
          <draw:text-box>
            <text:p text:style-name="P8">D</text:p>
          </draw:text-box>
        </draw:frame>
        <draw:frame draw:style-name="gr11" draw:text-style-name="P11" draw:layer="layout" svg:width="16.043cm" svg:height="0.962cm" svg:x="3.188cm" svg:y="2.016cm">
          <draw:text-box>
            <text:p text:style-name="P10"><text:span text:style-name="T2">Arc length “L” depending on “x” and “D” distances</text:span></text:p>
          </draw:text-box>
        </draw:frame>
        <draw:frame draw:style-name="gr12" draw:text-style-name="P12" draw:layer="layout" svg:width="1.751cm" svg:height="0.529cm" svg:x="2.119cm" svg:y="19.7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2" draw:layer="layout" svg:width="2.567cm" svg:height="0.56cm" svg:x="2.098cm" svg:y="20.55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2" draw:layer="layout" svg:width="1.035cm" svg:height="1.003cm" svg:x="2.216cm" svg:y="18.5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3" draw:text-style-name="P3" draw:layer="layout" svg:x1="10.56cm" svg:y1="12.43cm" svg:x2="15.386cm" svg:y2="7.411cm">
          <text:p text:style-name="P4"/>
          <text:p text:style-name="P4">r</text:p>
        </draw:line>
        <draw:custom-shape draw:style-name="gr14" draw:text-style-name="P1" draw:layer="layout" svg:width="5.08cm" svg:height="3.334cm" svg:x="1cm" svg:y="23.606cm">
          <text:p/>
          <draw:enhanced-geometry svg:viewBox="0 0 21600 21600" draw:mirror-vertical="true" draw:type="rectangle" draw:enhanced-path="M 0 0 L 21600 0 21600 21600 0 21600 0 0 Z N"/>
        </draw:custom-shape>
        <draw:frame draw:style-name="gr12" draw:text-style-name="P12" draw:layer="layout" svg:width="1.922cm" svg:height="1.003cm" svg:x="1.554cm" svg:y="23.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3" draw:layer="layout" svg:width="0.853cm" svg:height="0.962cm" svg:x="17.164cm" svg:y="13.954cm">
          <draw:text-box>
            <text:p><text:span text:style-name="T3">L</text:span></text:p>
          </draw:text-box>
        </draw:frame>
        <draw:frame draw:style-name="gr12" draw:text-style-name="P12" draw:layer="layout" svg:width="2.441cm" svg:height="1.003cm" svg:x="1.554cm" svg:y="24.8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2" draw:layer="layout" svg:width="2.991cm" svg:height="1.101cm" svg:x="2.448cm" svg:y="25.5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4" draw:layer="layout" svg:width="1.609cm" svg:height="0.47cm" svg:x="7.096cm" svg:y="24.8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2" draw:layer="layout" svg:width="3.623cm" svg:height="0.529cm" svg:x="2.087cm" svg:y="21.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2" draw:layer="layout" svg:width="1.669cm" svg:height="1.062cm" svg:x="2.216cm" svg:y="22.08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7 20 13" svg:d="M0 20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0:46:54.702727426</meta:creation-date>
    <dc:date>2023-10-19T22:10:08.728078920</dc:date>
    <meta:editing-duration>PT1H23M1S</meta:editing-duration>
    <meta:editing-cycles>24</meta:editing-cycles>
    <meta:generator>LibreOffice/7.5.7.1$Linux_X86_64 LibreOffice_project/50$Build-1</meta:generator>
    <meta:document-statistic meta:object-count="27"/>
  </office:meta>
</office:document-meta>
</file>

<file path=Object 1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d</mi>
          <mn>2</mn>
        </msup>
        <mo stretchy="false">+</mo>
        <msup>
          <mi>y</mi>
          <mn>2</mn>
        </msup>
      </mrow>
    </mrow>
    <annotation encoding="StarMath 5.0">r^2 = d^2 + y^2
</annotation>
  </semantics>
</math>
</file>

<file path=Object 2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d</mi>
          <mn>2</mn>
        </msup>
        <mo stretchy="false">+</mo>
        <msup>
          <mrow>
            <mo fence="true" form="prefix" stretchy="false">(</mo>
            <mrow>
              <mrow>
                <mi>r</mi>
                <mo stretchy="false">−</mo>
                <mi>x</mi>
              </mrow>
            </mrow>
            <mo fence="true" form="postfix" stretchy="false">)</mo>
          </mrow>
          <mn>2</mn>
        </msup>
      </mrow>
    </mrow>
    <annotation encoding="StarMath 5.0">r^2 = d^2 + (r-x)^2</annotation>
  </semantics>
</math>
</file>

<file path=Object 3/content.xml><?xml version="1.0" encoding="utf-8"?>
<math xmlns="http://www.w3.org/1998/Math/MathML" display="block">
  <semantics>
    <mrow>
      <mi>d</mi>
      <mo stretchy="false">=</mo>
      <mfrac>
        <mi>D</mi>
        <mn>2</mn>
      </mfrac>
    </mrow>
    <annotation encoding="StarMath 5.0">d = D over 2
</annotation>
  </semantics>
</math>
</file>

<file path=Object 4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frac>
          <mi>y</mi>
          <mi>r</mi>
        </mfrac>
      </mrow>
    </mrow>
    <annotation encoding="StarMath 5.0">cos(%alpha) = y over r</annotation>
  </semantics>
</math>
</file>

<file path=Object 5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d</mi>
          <mn>2</mn>
        </msup>
        <mo stretchy="false">+</mo>
        <msup>
          <mi>r</mi>
          <mn>2</mn>
        </msup>
        <mo stretchy="false">−</mo>
        <mrow>
          <mn>2</mn>
          <mo stretchy="false">⋅</mo>
          <mi>r</mi>
          <mo stretchy="false">⋅</mo>
          <mi>x</mi>
        </mrow>
        <mo stretchy="false">+</mo>
        <msup>
          <mi>x</mi>
          <mn>2</mn>
        </msup>
      </mrow>
    </mrow>
    <annotation encoding="StarMath 5.0">r^2 = d^2 + r^2 - 2 cdot r cdot x + x^2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frac>
          <mrow>
            <mi>r</mi>
            <mo stretchy="false">−</mo>
            <mi>x</mi>
          </mrow>
          <mi>r</mi>
        </mfrac>
      </mrow>
    </mrow>
    <annotation encoding="StarMath 5.0">cos(%alpha) = {r - x} over r</annotation>
  </semantics>
</math>
</file>

<file path=Object 7/content.xml><?xml version="1.0" encoding="utf-8"?>
<math xmlns="http://www.w3.org/1998/Math/MathML" display="block">
  <semantics>
    <mrow>
      <mrow>
        <mi>α</mi>
        <mo stretchy="false">=</mo>
        <mi>arccos</mi>
      </mrow>
      <mrow>
        <mo fence="true" form="prefix" stretchy="true">(</mo>
        <mrow>
          <mrow>
            <mn>1</mn>
            <mo stretchy="false">−</mo>
            <mfrac>
              <mi>x</mi>
              <mi>r</mi>
            </mfrac>
          </mrow>
        </mrow>
        <mo fence="true" form="postfix" stretchy="true">)</mo>
      </mrow>
    </mrow>
    <annotation encoding="StarMath 5.0">%alpha = arccos left (1 - x over r right )</annotation>
  </semantics>
</math>
</file>

<file path=Object 8/content.xml><?xml version="1.0" encoding="utf-8"?>
<math xmlns="http://www.w3.org/1998/Math/MathML" display="block">
  <semantics>
    <mrow>
      <mi>L</mi>
      <mo stretchy="false">=</mo>
      <mrow>
        <mn>2</mn>
        <mo stretchy="false">⋅</mo>
        <mi>α</mi>
        <mo stretchy="false">⋅</mo>
        <mi>r</mi>
      </mrow>
    </mrow>
    <annotation encoding="StarMath 5.0">L = 2 cdot %alpha cdot r</annotation>
  </semantics>
</math>
</file>

<file path=Object 9/content.xml><?xml version="1.0" encoding="utf-8"?>
<math xmlns="http://www.w3.org/1998/Math/MathML" display="block">
  <semantics>
    <mrow>
      <mi>r</mi>
      <mo stretchy="false">=</mo>
      <mfrac>
        <mrow>
          <msup>
            <mi>d</mi>
            <mn>2</mn>
          </msup>
          <mo stretchy="false">+</mo>
          <msup>
            <mi>x</mi>
            <mn>2</mn>
          </msup>
        </mrow>
        <mrow>
          <mn>2</mn>
          <mo stretchy="false">⋅</mo>
          <mi>x</mi>
        </mrow>
      </mfrac>
    </mrow>
    <annotation encoding="StarMath 5.0">r = {d^2 + x^2} over {2 cdot x}</annotation>
  </semantics>
</math>
</file>